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color="#000000" style:font-name="Arial" fo:font-size="11pt" style:font-size-asian="11pt" style:font-size-complex="11pt"/>
    </style:style>
    <style:style style:name="P2" style:family="paragraph" style:parent-style-name="Standard">
      <style:paragraph-properties fo:line-height="150%" fo:text-align="justify" style:justify-single-word="false" fo:background-color="transparent">
        <style:background-image/>
      </style:paragraph-properties>
      <style:text-properties fo:color="#000000" style:font-name="Arial" fo:font-size="11pt" fo:background-color="#ffffff" style:font-size-asian="11pt" style:font-size-complex="11pt"/>
    </style:style>
    <style:style style:name="P3" style:family="paragraph" style:parent-style-name="Standard">
      <style:paragraph-properties fo:line-height="150%" fo:text-align="justify" style:justify-single-word="false" fo:background-color="transparent">
        <style:background-image/>
      </style:paragraph-properties>
      <style:text-properties fo:color="#000000" style:font-name="Arial" fo:font-size="11pt" style:text-underline-style="solid" style:text-underline-width="auto" style:text-underline-color="font-color" fo:background-color="#ffffff" style:font-size-asian="11pt" style:font-size-complex="11pt"/>
    </style:style>
    <style:style style:name="P4" style:family="paragraph" style:parent-style-name="Standard">
      <style:paragraph-properties fo:line-height="150%" fo:text-align="justify" style:justify-single-word="false" fo:background-color="transparent">
        <style:background-image/>
      </style:paragraph-properties>
      <style:text-properties fo:color="#000000" style:font-name="Arial" fo:font-size="11pt" fo:background-color="#ffffff" style:font-size-asian="11pt" style:font-size-complex="11pt"/>
    </style:style>
    <style:style style:name="P5" style:family="paragraph" style:parent-style-name="Standard">
      <style:paragraph-properties fo:line-height="150%" fo:text-align="justify" style:justify-single-word="false" fo:background-color="transparent">
        <style:background-image/>
      </style:paragraph-properties>
      <style:text-properties fo:color="#000000" style:font-name="Arial" fo:font-size="11pt" style:text-underline-style="none" fo:background-color="#ffffff" style:font-size-asian="11pt" style:font-size-complex="11pt"/>
    </style:style>
    <style:style style:name="P6" style:family="paragraph" style:parent-style-name="Standard">
      <style:paragraph-properties fo:margin-left="1.251cm" fo:margin-right="0cm" fo:text-indent="-0.635cm" style:auto-text-indent="false"/>
      <style:text-properties fo:color="#000000" style:font-name="Arial" fo:font-size="11pt" style:font-size-asian="11pt" style:font-size-complex="11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text-underline-style="none" style:font-style-asian="italic" style:font-style-complex="italic"/>
    </style:style>
    <style:style style:name="T4" style:family="text">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1. </text:span><text:span text:style-name="T1">Research</text:span><text:span text:style-name="T4"> (</text:span><text:span text:style-name="T3">Ryan Oswald</text:span><text:span text:style-name="T4">)</text:span></text:p>
      <text:p text:style-name="P6"/>
      <text:p text:style-name="P2">Since the advent of the microprocessor and the Internet, computers have increasingly become an integral part of our everyday lives. With continual advancements in computer hardware technology, many computing devices on the market have shown to be getting smaller, faster and more versatile. As a result, the traditional desktop computer has become much more affordable and, therefore, more accessible to the public. However, although personal computers have ultimately changed the way we conduct business and spend our leisure time in the last few decades with the introduction of electronic commerce and social media on the World Wide Web, the paradigm in which we use to interact with them has never changed nor evolved in all that time. The Windows, Icons, Menu, Pointer (WIMP) style of human-computer interaction that was developed by Xerox PARC in 1973 for the Xerox Alto personal computer and later popularised by Apple Inc. with the Macintosh 128K personal computer in 1984 is still the most widely used style of Graphical User Interface (GUI) today for almost all proprietary and non-proprietary operating systems that utilise the mouse and/or keyboard peripherals as a means of interaction. That being said, due this stagnation in user interface design in recent year, several researchers in business and academia have sought to develop new and exciting ways in which to interact with our various computing devices. One such development in user interface design has come from adopting and using Natural User Interfaces (NUIs) as a means of interaction between the front-end interface of a software application and it's associated users. In doing so, by definition, enables users to interact with computing devices, and by extension a software application, much more intuitively by just using either touch, gestures or speech as input. </text:p>
      <text:p text:style-name="P2">The Kinect is a motion-sensing input device developed by Microsoft and is a prime example of a Natural User Interface (NUI). It was released in November 2010 as a peripheral for the Microsoft Xbox 360 video game console and allows its players to interact with their video games by simply moving their bodies and using gestures. Upon release, the Kinect sold 8 million units in its first 60 days on the market, making it the fastest selling consumer electronic device in history. As a result, Microsoft have made motion-sensing technology affordable not only just to gamers, but to academics, researchers and hobbyists as well. By releasing the Kinect Software Development Kit (SDK) for non-commercial purposes in June 2011, Microsoft have allowed developers to build their own Kinect applications with C#, C++ or Visual Basic by using Microsoft Visual Studio. So, therefore, it is not surprising that as of January 2012, the Kinect has sold 18 million units worldwide.</text:p>
      <text:p text:style-name="P2"/>
      <text:p text:style-name="P2">It has been shown through various studies that interacting with video games via the Kinect is a much more enjoyable experience for players in comparison to that of the traditional gamepad controller. The Kinect for the Microsoft Xbox 360 has undoubtedly redefined and enhanced the gaming experience, allowing video game developers to create both unique and immersive video games for their players. In the arcade game, 'Fruit Ninja' by Halfbrick Studios, the player can quite <text:soft-page-break/>literally swing their arms like they're holding a sword in order to slice fruit; while in the rhythm game, 'Just Dance' by Ubisoft Paris, the player can attempt to mimic the dance moves of the character on screen. These examples of video games, specifically developed for the Kinect, have broken boundaries in the video game industry as they have garnered a new breed of casual gamers who are the antithesis of the stereotypical hardcore gamer who sits and plays video games in solitude. Using the Kinect, casual gamers have also taken advantage of new innovative fitness games that encouraging their players to exercise, monitor their performance and offer nutritional advice, all from the comfort of their own living room.</text:p>
      <text:p text:style-name="P2">On the other hand, however, by having such a device where the player may have to perform large excessive gestures in a small living area, the Kinect has inevitably caused several accidents. In some cases it has been reported that players have hit or tripped over their furniture and stood on their pets when playing single player game modes. Similar to that, in multiplayer game modes, it has been reported players have often impeded each other and causing harm to one another in the process.</text:p>
      <text:p text:style-name="P2">Additionally, studies have shown that even though gamers are happy to interact with video games using the Kinect in the privacy of their own home, the use of the Kinect in public spaces has been somewhat overlooked. Depending on the type of video game and the subsequent gestures required to interact with it, many players have felt self-conscious about how they're perceived by other members of the public.</text:p>
      <text:p text:style-name="P3"/>
      <text:p text:style-name="P2">Other than being used in the video game industry, since the release of the Kinect SDK in June 2011, many researchers, academics and hobbyists have sought to develop their own applications that they perceive would be useful to particular industries if employed in the future. For example, in the retail industry, applications have been developed that allow the user to virtually browse through and try on purchasable items of clothing from the comfort of their own home or by interacting with a Kinect installed in a shop window. </text:p>
      <text:p text:style-name="P2">In medicine, applications have been developed for the Kinect for the purposes of assisting doctors with image guidance when performing surgery. One such application has allowed doctors to view and interact with X-rays and CT scans without having to leave the sterile vicinity of the operating theatre and re-scrub. Furthermore, an application was developed for the Kinect that used augmented reality to overlay CT scans onto a user that was displayed on screen. Given by the capabilities of this application, it could potentially be used in the future to help teach medical students about the human anatomy or perhaps, again, assist doctors when performing surgery.</text:p>
      <text:p text:style-name="P5"/>
      <text:p text:style-name="P2"><text:span text:style-name="T2">To conclude, even though the Kinect is primarily used as a motion-sensing input device for the purposes of developing video games for Microsoft Xbox 360, new innovative applications are consistently being developed by researchers, academics and hobbyists to be used in various other industries besides the video game industry. Since its release, the social implications of the Kinect </text:span><text:soft-page-break/><text:span text:style-name="T2">have grown far more than what was initially expected where new forms of interactive and immersive gameplay elements have been introduced into video games that allow the player to exercise at home with their friends and virtually browse through items of clothing from online retailers. From there the Kinect has paved the way of medical applications, assisting doctors with image guidance when performing surgery. So, the possibilities are endless with regards to developing useful applications for several businesses and organisations, who before may not know the advantages of employing such a technology in their place of work. The only limiting factors to the Kinect motion-sensing input device are the gestures and body motions users may have to perform in order to interact with device, as some may not be intuitive to its the user.</text:span></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1T04:55:31.32</meta:creation-date>
    <meta:editing-duration>P1DT3H50M10S</meta:editing-duration>
    <meta:editing-cycles>15</meta:editing-cycles>
    <meta:generator>OpenOffice.org/3.3$Win32 OpenOffice.org_project/330m20$Build-9567</meta:generator>
    <meta:initial-creator>Ryan Oswald</meta:initial-creator>
    <dc:date>2012-03-30T15:55:12.13</dc:date>
    <dc:creator>Ryan Oswald</dc:creator>
    <meta:document-statistic meta:table-count="0" meta:image-count="0" meta:object-count="0" meta:page-count="3" meta:paragraph-count="9" meta:word-count="1183" meta:character-count="7350"/>
  </office:meta>
</office:document-meta>
</file>